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c7243"/>
    </style:style>
    <style:style style:name="P2" style:family="paragraph" style:parent-style-name="Standard">
      <style:text-properties officeooo:rsid="00212a18" officeooo:paragraph-rsid="00212a18"/>
    </style:style>
    <style:style style:name="T1" style:family="text">
      <style:text-properties officeooo:rsid="001d9c7b"/>
    </style:style>
    <style:style style:name="T2" style:family="text">
      <style:text-properties officeooo:rsid="001de9bb"/>
    </style:style>
    <style:style style:name="T3" style:family="text">
      <style:text-properties officeooo:rsid="001e47b5"/>
    </style:style>
    <style:style style:name="T4" style:family="text">
      <style:text-properties officeooo:rsid="001fd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reativitas, bukankah itu sifat yang kita semua ingin miliki ketika kita melihat-lihat, kita melihat dunia penuh dengan pikiran kreatif dan mengganggu, miliarder termuda, <text:span text:style-name="T1">anak-anak terkenal</text:span>, <text:s/>YouTube<text:span text:style-name="T1">r</text:span>, aktor, dan banyak lagi yang <text:span text:style-name="T1">berhasil</text:span> di usia yang lebih muda dan menanjak ke puncak kesuksesan.</text:p>
      <text:p text:style-name="P1"/>
      <text:p text:style-name="P1"><text:span text:style-name="T1">Tentu saja kita</text:span> semua bertanya-tanya mengapa beberapa orang begitu kreatif dan <text:span text:style-name="T1">mengapa </text:span>beberapa tidak.</text:p>
      <text:p text:style-name="P1"/>
      <text:p text:style-name="P1">Kreativitas bukanlah bakat bawaan atau sifat yang diadopsi sejak lahir.</text:p>
      <text:p text:style-name="P1"/>
      <text:p text:style-name="P1"><text:span text:style-name="T1">Tapi </text:span>Sebaliknya, <text:span text:style-name="T1">kreativitas</text:span> adalah keterampilan yang dapat dikerahkan oleh siapa pun pada usia berapa pun.</text:p>
      <text:p text:style-name="P1"/>
      <text:p text:style-name="P1">Yang diperlukan untuk mempelajari apa sebenarnya kreativitas itu, <text:span text:style-name="T2">adalah </text:span>karakteristik yang dapat membuat kita kreatif dan <text:span text:style-name="T2">melatih</text:span> otot-otot kreatif kita.</text:p>
      <text:p text:style-name="P1"/>
      <text:p text:style-name="P1"><text:span text:style-name="T2">Kelas ini b</text:span>erdasarkan penelitian <text:span text:style-name="T3">ketat</text:span>, bukti ilmiah, dan pengetahuan kontemporer, <text:span text:style-name="T2">kelas</text:span> ini dapat memberi Anda wawasan luar biasa tentang cara melepaskan <text:span text:style-name="T2">kreativitas versi</text:span> Anda.</text:p>
      <text:p text:style-name="P1"/>
      <text:p text:style-name="P1"><text:span text:style-name="T3">Banyak hal yang ditawarkan dalam kelas ini</text:span>, <text:span text:style-name="T3">seperti </text:span>pendapat-<text:span text:style-name="T3">pendapat </text:span>ilmiah, contoh-<text:span text:style-name="T3">contoh </text:span>dunia nyata <text:span text:style-name="T3">dan sedikit menyinggung ilmu saraf.</text:span></text:p>
      <text:p text:style-name="P1"/>
      <text:p text:style-name="P1"><text:span text:style-name="T3">Juga a</text:span>da kasus-kasus praktis, studi-<text:span text:style-name="T3">studi</text:span> dan latihan otak dan banyak wawasan lain yang akan <text:span text:style-name="T4">membimbing</text:span> Anda untuk belajar dan menjadi lebih kreatif.</text:p>
      <text:p text:style-name="P1"/>
      <text:p text:style-name="P2">Jadi, bergabunglah dengan kelas ini untuk belajar tentang kreativitas dan membuka potensi tersembunyi Anda hari ini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2T09:24:36.565536711</meta:creation-date>
    <dc:date>2021-08-02T22:55:14.504614663</dc:date>
    <meta:editing-duration>PT10H38M15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1" meta:paragraph-count="9" meta:word-count="181" meta:character-count="1314" meta:non-whitespace-character-count="1140"/>
  </office:meta>
</office:document-meta>
</file>